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59e" officeooo:paragraph-rsid="001a8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ходясь в здравом уме и трезвой памяти, я целиком и полностью сознаю, что всем нам про всех нас <text:s/>глубоко по-фиг.</text:p>
      <text:p text:style-name="P1">Однако, для соблюдения протокола о дружбе и взаимозаинтересованности, оповещаю, что к моему персональному «сайту графомана» добавлен <text:s/>том 5-й с моим заключительным «Хулиганским романом», он же «Так вот и текём тут себе, да...»</text:p>
      <text:p text:style-name="P1">Лицам до 18 лет заходить в тот том не рекомендую.</text:p>
      <text:p text:style-name="P1">Краткое содержание романа:</text:p>
      <text:p text:style-name="P1">ночь проведённая на левом берегу реки Варанда в окрестностях деревни Сарушен, со всеми вытекающими подробностями...</text:p>
      <text:p text:style-name="P1">Кто дочитал аж до сюда — ты настоящий fb друг.</text:p>
      <text:p text:style-name="P1">Спасибо за внимание.</text:p>
      <text:p text:style-name="P1">Ссылку прилагаю в комментарии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11-16T18:09:27.644285614</meta:creation-date>
    <dc:date>2016-11-16T18:20:02.255553165</dc:date>
    <dc:creator>sehrguey </dc:creator>
    <meta:editing-duration>PT10M34S</meta:editing-duration>
    <meta:editing-cycles>1</meta:editing-cycles>
    <meta:document-statistic meta:table-count="0" meta:image-count="0" meta:object-count="0" meta:page-count="1" meta:paragraph-count="8" meta:word-count="96" meta:character-count="625" meta:non-whitespace-character-count="534"/>
    <meta:generator>LibreOffice/4.3.3.2$Linux_x86 LibreOffice_project/430m0$Build-2</meta:generator>
  </office:meta>
</office:document-meta>
</file>